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fe2" officeooo:paragraph-rsid="000ac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mjh,m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0:13:16.786935603</meta:creation-date>
    <dc:date>2022-05-13T20:13:55.043193412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2.2$Linux_X86_64 LibreOffice_project/30$Build-2</meta:generator>
  </office:meta>
</office:document-meta>
</file>